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2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00">
      <style:text-properties fo:font-weight="bold" style:font-weight-asian="bold" style:font-weight-complex="bold"/>
    </style:style>
    <style:style style:name="ce13" style:family="table-cell" style:parent-style-name="Default" style:data-style-name="N10000"/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000">
      <style:text-properties fo:font-style="italic" style:font-style-asian="italic" style:font-style-complex="italic"/>
    </style:style>
    <style:style style:name="ce26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dee7e5"/>
    </style:style>
    <style:style style:name="ce23" style:family="table-cell" style:parent-style-name="Default" style:data-style-name="N10002">
      <style:table-cell-properties fo:background-color="#dee7e5"/>
    </style:style>
    <style:style style:name="ce33" style:family="table-cell" style:parent-style-name="Default" style:data-style-name="N10000">
      <style:table-cell-properties fo:background-color="#dee7e5"/>
    </style:style>
    <style:style style:name="ce37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  <style:style style:name="ce38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ext-properties fo:font-weight="bold" style:font-weight-asian="bold" style:font-weight-complex="bold"/>
    </style:style>
    <style:style style:name="ce15" style:family="table-cell" style:parent-style-name="Default" style:data-style-name="N10000"/>
    <style:style style:name="ce39" style:family="table-cell" style:parent-style-name="Default" style:data-style-name="N10000">
      <style:text-properties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0000">
      <style:text-properties fo:font-style="italic" style:font-style-asian="italic" style:font-style-complex="italic"/>
    </style:style>
    <style:style style:name="ce34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00">
      <style:table-cell-properties fo:background-color="#dee7e5"/>
    </style:style>
    <style:style style:name="ce41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  <style:style style:name="ce1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erif" fo:font-size="2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Tahoma" style:font-size-asian="22pt" style:font-size-complex="2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3"/>
        <table:table-column table:style-name="co2" table:number-columns-repeated="1014" table:default-cell-style-name="ce9"/>
        <table:table-row table:style-name="ro1">
          <table:table-cell table:style-name="ce2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21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8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22" table:formula="of:=COM.MICROSOFT.CONCAT(&quot;Fast: &quot;; [.$A3]; &quot; [&quot;; ROUND([.$C11]*100)/100; &quot;]&quot;)" office:value-type="string" office:string-value="Fast: 86―エイティシックス― [2,67]" calcext:value-type="string">
            <text:p>Fast: 86―エイティシックス―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5:.C9])" office:value-type="float" office:value="24" calcext:value-type="float">
            <text:p>24</text:p>
          </table:table-cell>
          <table:table-cell table:style-name="ce10" table:formula="of:=SUM([.D5:.D9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1" table:formula="of:=[.C10]/[.D10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8" table:number-rows-spanned="1">
            <text:p>クォンタムデビルサーガ アバタールチューナーⅠ</text:p>
          </table:table-cell>
          <table:covered-table-cell table:number-columns-repeated="7"/>
          <table:table-cell/>
          <table:table-cell table:formula="of:=COM.MICROSOFT.CONCAT(&quot;Fast: &quot;; [.$A14]; &quot; [&quot;; ROUND([.$C22]*100)/100; &quot;]&quot;)" office:value-type="string" office:string-value="Fast: クォンタムデビルサーガ アバタールチューナーⅠ [3,29]" calcext:value-type="string">
            <text:p>Fast: クォンタムデビルサーガ アバタールチューナーⅠ [3,2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:.C20])" office:value-type="float" office:value="23" calcext:value-type="float">
            <text:p>23</text:p>
          </table:table-cell>
          <table:table-cell table:style-name="ce10" table:formula="of:=SUM([.D16:.D20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21]/[.D21]" office:value-type="float" office:value="3.28571428571429" calcext:value-type="float">
            <text:p>3,2857142857142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狼と香辛料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狼と香辛料 [2,67]" calcext:value-type="string">
            <text:p>Fast: 狼と香辛料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27:.C31])" office:value-type="float" office:value="24" calcext:value-type="float">
            <text:p>24</text:p>
          </table:table-cell>
          <table:table-cell table:style-name="ce10" table:formula="of:=SUM([.D27:.D3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32]/[.D32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マスカレード・ホテル [1,89]" calcext:value-type="string">
            <text:p>Fast: マスカレード・ホテル [1,8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38:.C42])" office:value-type="float" office:value="17" calcext:value-type="float">
            <text:p>17</text:p>
          </table:table-cell>
          <table:table-cell table:style-name="ce10" table:formula="of:=SUM([.D38:.D4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43]/[.D43]" office:value-type="float" office:value="1.88888888888889" calcext:value-type="float">
            <text:p>1,8888888888888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49:.C53])" office:value-type="float" office:value="25" calcext:value-type="float">
            <text:p>25</text:p>
          </table:table-cell>
          <table:table-cell table:style-name="ce10" table:formula="of:=SUM([.D49:.D5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54]/[.D54]" office:value-type="float" office:value="3.125" calcext:value-type="float">
            <text:p>3,1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化物語(上) [2,8]" calcext:value-type="string">
            <text:p>Fast: 化物語(上) [2,8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60:.C64])" office:value-type="float" office:value="14" calcext:value-type="float">
            <text:p>14</text:p>
          </table:table-cell>
          <table:table-cell table:style-name="ce10" table:formula="of:=SUM([.D60:.D64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65]/[.D65]" office:value-type="float" office:value="2.8" calcext:value-type="float">
            <text:p>2,8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虐殺器官 - Genocidal Organ</text:p>
          </table:table-cell>
          <table:covered-table-cell table:number-columns-repeated="3"/>
          <table:table-cell table:number-columns-repeated="5"/>
          <table:table-cell table:formula="of:=COM.MICROSOFT.CONCAT(&quot;Fast: &quot;; [.$A69]; &quot; [&quot;; ROUND([.$C77]*100)/100; &quot;]&quot;)" office:value-type="string" office:string-value="Fast: 虐殺器官 - Genocidal Organ [3]" calcext:value-type="string">
            <text:p>Fast: 虐殺器官 - Genocidal Organ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3]*[.D73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4]*[.D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71:.C75])" office:value-type="float" office:value="9" calcext:value-type="float">
            <text:p>9</text:p>
          </table:table-cell>
          <table:table-cell table:style-name="ce10" table:formula="of:=SUM([.D71:.D75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76]/[.D76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4" table:number-rows-spanned="1">
            <text:p>ユージニア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ユージニア [2,25]" calcext:value-type="string">
            <text:p>Fast: ユージニア [2,2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82:.C86])" office:value-type="float" office:value="9" calcext:value-type="float">
            <text:p>9</text:p>
          </table:table-cell>
          <table:table-cell table:style-name="ce10" table:formula="of:=SUM([.D82:.D86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87]/[.D87]" office:value-type="float" office:value="2.25" calcext:value-type="float">
            <text:p>2,25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7" table:number-rows-spanned="1">
            <text:p>蛇にピアス</text:p>
          </table:table-cell>
          <table:covered-table-cell table:number-columns-repeated="6" table:style-name="ce13"/>
          <table:table-cell table:style-name="ce13"/>
          <table:table-cell table:style-name="ce27"/>
          <table:table-cell table:style-name="ce33" table:formula="of:=COM.MICROSOFT.CONCAT(&quot;Fast: &quot;; [.$A91]; &quot; [&quot;; ROUND([.$C99]*100)/100; &quot;]&quot;)" office:value-type="string" office:string-value="Fast: 蛇にピアス [2,33]" calcext:value-type="string">
            <text:p>Fast: 蛇にピアス [2,33]</text:p>
          </table:table-cell>
          <table:table-cell table:style-name="ce13" table:number-columns-repeated="1014"/>
        </table:table-row>
        <table:table-row table:style-name="ro3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Factor</text:p>
          </table:table-cell>
          <table:table-cell table:style-name="ce7" office:value-type="string" calcext:value-type="string">
            <text:p>Weighted</text:p>
          </table:table-cell>
          <table:table-cell table:style-name="ce7" office:value-type="string" calcext:value-type="string">
            <text:p>Count</text:p>
          </table:table-cell>
          <table:table-cell table:style-name="ce7" table:number-columns-repeated="4"/>
          <table:table-cell table:style-name="ce28"/>
          <table:table-cell table:style-name="ce37"/>
          <table:table-cell table:style-name="ce7" table:number-columns-repeated="54"/>
          <table:table-cell table:style-name="ce13" table:number-columns-repeated="960"/>
        </table:table-row>
        <table:table-row table:style-name="ro3">
          <table:table-cell table:style-name="ce13" office:value-type="string" calcext:value-type="string">
            <text:p>No effort at all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B93]*[.D93]" office:value-type="float" office:value="0" calcext:value-type="float">
            <text:p>0</text:p>
          </table:table-cell>
          <table:table-cell table:style-name="ce13" table:number-columns-repeated="5"/>
          <table:table-cell table:style-name="ce27"/>
          <table:table-cell table:style-name="ce33"/>
          <table:table-cell table:style-name="ce13" table:number-columns-repeated="1014"/>
        </table:table-row>
        <table:table-row table:style-name="ro3">
          <table:table-cell table:style-name="ce13" office:value-type="string" calcext:value-type="string">
            <text:p>Minimal effort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B94]*[.D94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27"/>
          <table:table-cell table:style-name="ce33"/>
          <table:table-cell table:style-name="ce13" table:number-columns-repeated="1014"/>
        </table:table-row>
        <table:table-row table:style-name="ro3">
          <table:table-cell table:style-name="ce13" office:value-type="string" calcext:value-type="string">
            <text:p>Moderate effort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B95]*[.D95]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27"/>
          <table:table-cell table:style-name="ce33"/>
          <table:table-cell table:style-name="ce13" table:number-columns-repeated="1014"/>
        </table:table-row>
        <table:table-row table:style-name="ro3">
          <table:table-cell table:style-name="ce13" office:value-type="string" calcext:value-type="string">
            <text:p>Significant effort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B96]*[.D96]" office:value-type="float" office:value="0" calcext:value-type="float">
            <text:p>0</text:p>
          </table:table-cell>
          <table:table-cell table:style-name="ce13" table:number-columns-repeated="5"/>
          <table:table-cell table:style-name="ce27"/>
          <table:table-cell table:style-name="ce33"/>
          <table:table-cell table:style-name="ce13" table:number-columns-repeated="1014"/>
        </table:table-row>
        <table:table-row table:style-name="ro3">
          <table:table-cell table:style-name="ce13" office:value-type="string" calcext:value-type="string">
            <text:p>So much effort…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B97]*[.D97]" office:value-type="float" office:value="0" calcext:value-type="float">
            <text:p>0</text:p>
          </table:table-cell>
          <table:table-cell table:style-name="ce13" table:number-columns-repeated="5"/>
          <table:table-cell table:style-name="ce27"/>
          <table:table-cell table:style-name="ce33"/>
          <table:table-cell table:style-name="ce13" table:number-columns-repeated="1014"/>
        </table:table-row>
        <table:table-row table:style-name="ro3">
          <table:table-cell table:style-name="ce13"/>
          <table:table-cell table:style-name="ce7" office:value-type="string" calcext:value-type="string">
            <text:p>Sum</text:p>
          </table:table-cell>
          <table:table-cell table:style-name="ce25" table:formula="of:=SUM([.C93:.C97])" office:value-type="float" office:value="14" calcext:value-type="float">
            <text:p>14</text:p>
          </table:table-cell>
          <table:table-cell table:style-name="ce25" table:formula="of:=SUM([.D93:.D97])" office:value-type="float" office:value="6" calcext:value-type="float">
            <text:p>6</text:p>
          </table:table-cell>
          <table:table-cell table:style-name="ce13" table:number-columns-repeated="4"/>
          <table:table-cell table:style-name="ce27"/>
          <table:table-cell table:style-name="ce33"/>
          <table:table-cell table:style-name="ce13" table:number-columns-repeated="1014"/>
        </table:table-row>
        <table:table-row table:style-name="ro3">
          <table:table-cell table:style-name="ce13"/>
          <table:table-cell table:style-name="ce7" office:value-type="string" calcext:value-type="string">
            <text:p>Average</text:p>
          </table:table-cell>
          <table:table-cell table:style-name="ce26" table:formula="of:=[.C98]/[.D98]" office:value-type="float" office:value="2.33333333333333" calcext:value-type="float">
            <text:p>2.33</text:p>
          </table:table-cell>
          <table:table-cell table:style-name="ce25"/>
          <table:table-cell table:style-name="ce13" table:number-columns-repeated="4"/>
          <table:table-cell table:style-name="ce27"/>
          <table:table-cell table:style-name="ce33"/>
          <table:table-cell table:style-name="ce13" table:number-columns-repeated="1014"/>
        </table:table-row>
        <table:table-row table:style-name="ro3" table:number-rows-repeated="2">
          <table:table-cell table:style-name="ce13" table:number-columns-repeated="8"/>
          <table:table-cell table:style-name="ce27"/>
          <table:table-cell table:style-name="ce33"/>
          <table:table-cell table:style-name="ce13" table:number-columns-repeated="1014"/>
        </table:table-row>
        <table:table-row table:style-name="ro4">
          <table:table-cell table:style-name="ce6" office:value-type="string" calcext:value-type="string" table:number-columns-spanned="4" table:number-rows-spanned="1">
            <text:p>感応グラン=ギニョル</text:p>
          </table:table-cell>
          <table:covered-table-cell table:number-columns-repeated="3"/>
          <table:table-cell table:number-columns-repeated="5"/>
          <table:table-cell table:formula="of:=COM.MICROSOFT.CONCAT(&quot;Fast: &quot;; [.$A102]; &quot; [&quot;; ROUND([.$C110]*100)/100; &quot;]&quot;)" office:value-type="string" office:string-value="Fast: 感応グラン=ギニョル [3]" calcext:value-type="string">
            <text:p>Fast: 感応グラン=ギニョル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4]*[.D1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6]*[.D10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7]*[.D10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8]*[.D10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04:.C108])" office:value-type="float" office:value="9" calcext:value-type="float">
            <text:p>9</text:p>
          </table:table-cell>
          <table:table-cell table:style-name="ce10" table:formula="of:=SUM([.D104:.D108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09]/[.D109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4" table:number-rows-spanned="1">
            <text:p>村上海賊の娘</text:p>
          </table:table-cell>
          <table:covered-table-cell table:number-columns-repeated="3"/>
          <table:table-cell table:number-columns-repeated="5"/>
          <table:table-cell table:formula="of:=COM.MICROSOFT.CONCAT(&quot;Fast: &quot;; [.$A113]; &quot; [&quot;; ROUND([.$C121]*100)/100; &quot;]&quot;)" office:value-type="string" office:string-value="Fast: 村上海賊の娘 [2,83]" calcext:value-type="string">
            <text:p>Fast: 村上海賊の娘 [2,8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5]*[.D1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6]*[.D11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7]*[.D11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8]*[.D1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9]*[.D1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15:.C119])" office:value-type="float" office:value="17" calcext:value-type="float">
            <text:p>17</text:p>
          </table:table-cell>
          <table:table-cell table:style-name="ce10" table:formula="of:=SUM([.D115:.D119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20]/[.D120]" office:value-type="float" office:value="2.83333333333333" calcext:value-type="float">
            <text:p>2,83333333333333</text:p>
          </table:table-cell>
          <table:table-cell table:style-name="ce10"/>
          <table:table-cell table:number-columns-repeated="1020"/>
        </table:table-row>
        <table:table-row table:style-name="ro3" table:number-rows-repeated="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3" table:number-columns-repeated="8"/>
          <table:table-cell table:style-name="ce27"/>
          <table:table-cell table:style-name="ce33"/>
          <table:table-cell table:style-name="ce13"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31]; &quot; [&quot;; ROUND([.$C139]*100)/100; &quot;]&quot;)" office:value-type="string" office:string-value="Hard: 檸檬 [3,6]" calcext:value-type="string">
            <text:p>Hard: 檸檬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3]*[.D13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4]*[.D13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5]*[.D13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6]*[.D13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7]*[.D13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33:.C137])" office:value-type="float" office:value="36" calcext:value-type="float">
            <text:p>36</text:p>
          </table:table-cell>
          <table:table-cell table:style-name="ce10" table:formula="of:=SUM([.D133:.D137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38]/[.D138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42]; &quot; [&quot;; ROUND([.$C150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4]*[.D14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5]*[.D14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6]*[.D146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7]*[.D14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8]*[.D14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44:.C148])" office:value-type="float" office:value="18" calcext:value-type="float">
            <text:p>18</text:p>
          </table:table-cell>
          <table:table-cell table:style-name="ce10" table:formula="of:=SUM([.D144:.D148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49]/[.D149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53]; &quot; [&quot;; ROUND([.$C161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5]*[.D15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6]*[.D15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7]*[.D15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8]*[.D1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9]*[.D15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55:.C159])" office:value-type="float" office:value="18" calcext:value-type="float">
            <text:p>18</text:p>
          </table:table-cell>
          <table:table-cell table:style-name="ce10" table:formula="of:=SUM([.D155:.D159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60]/[.D160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6" office:value-type="string" calcext:value-type="string">
            <text:p>文字渦</text:p>
          </table:table-cell>
          <table:table-cell table:number-columns-repeated="8"/>
          <table:table-cell table:formula="of:=COM.MICROSOFT.CONCAT(&quot;Hard: &quot;; [.$A164]; &quot; [&quot;; ROUND([.$C172]*100)/100; &quot;]&quot;)" office:value-type="string" office:string-value="Hard: 文字渦 [3,86]" calcext:value-type="string">
            <text:p>Hard: 文字渦 [3,8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6]*[.D16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7]*[.D16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8]*[.D16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9]*[.D16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0]*[.D17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6:.C170])" office:value-type="float" office:value="27" calcext:value-type="float">
            <text:p>27</text:p>
          </table:table-cell>
          <table:table-cell table:style-name="ce10" table:formula="of:=SUM([.D166:.D170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71]/[.D171]" office:value-type="float" office:value="3.85714285714286" calcext:value-type="float">
            <text:p>3,85714285714286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77]*[.D17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8]*[.D17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9]*[.D17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80]*[.D1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1]*[.D18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77:.C181])" office:value-type="float" office:value="0" calcext:value-type="float">
            <text:p>0</text:p>
          </table:table-cell>
          <table:table-cell table:style-name="ce10" table:formula="of:=SUM([.D177:.D181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82]/[.D182]" office:value-type="string" office:string-value="" calcext:value-type="error">
            <text:p>#DIV/0!</text:p>
          </table:table-cell>
          <table:table-cell table:style-name="ce10"/>
          <table:table-cell table:number-columns-repeated="1020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15"/>
        <table:table-column table:style-name="co2" table:default-cell-style-name="ce35"/>
        <table:table-column table:style-name="co4" table:default-cell-style-name="ce40"/>
        <table:table-column table:style-name="co2" table:number-columns-repeated="1014" table:default-cell-style-name="ce15"/>
        <table:table-row table:style-name="ro4">
          <table:table-cell table:style-name="ce38" office:value-type="string" calcext:value-type="string" table:number-columns-spanned="7" table:number-rows-spanned="1">
            <text:p>きらきらひかる</text:p>
          </table:table-cell>
          <table:covered-table-cell table:number-columns-repeated="6" table:style-name="ce13"/>
          <table:table-cell table:number-columns-repeated="2"/>
          <table:table-cell table:formula="of:=COM.MICROSOFT.CONCAT([.$A1]; &quot; [&quot;; ROUND([.$C9]*100)/100; &quot; / &quot;; [.E2]; &quot;]&quot;)" office:value-type="string" office:string-value="きらきらひかる [2,67 / L30??]" calcext:value-type="string">
            <text:p>きらきらひかる [2,67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:.C7])" office:value-type="float" office:value="24" calcext:value-type="float">
            <text:p>24</text:p>
          </table:table-cell>
          <table:table-cell table:style-name="ce31" table:formula="of:=SUM([.D3:.D7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]/[.D8]" office:value-type="float" office:value="2.66666666666667" calcext:value-type="float">
            <text:p>2.6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8" table:number-rows-spanned="1">
            <text:p>日本人の知らない日本語 (Manga)</text:p>
          </table:table-cell>
          <table:covered-table-cell table:number-columns-repeated="7" table:style-name="ce13"/>
          <table:table-cell/>
          <table:table-cell table:formula="of:=COM.MICROSOFT.CONCAT([.$A12]; &quot; [&quot;; ROUND([.$C20]*100)/100; &quot; / &quot;; [.E13]; &quot;]&quot;)" office:value-type="string" office:string-value="日本人の知らない日本語 (Manga) [2,4 / L29]" calcext:value-type="string">
            <text:p>日本人の知らない日本語 (Manga) [2,4 / L29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9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:.C18])" office:value-type="float" office:value="36" calcext:value-type="float">
            <text:p>36</text:p>
          </table:table-cell>
          <table:table-cell table:style-name="ce31" table:formula="of:=SUM([.D14:.D18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9]/[.D19]" office:value-type="float" office:value="2.4" calcext:value-type="float">
            <text:p>2.4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山と食欲と私 (<text:span text:style-name="T1">Manga)</text:span></text:p>
          </table:table-cell>
          <table:covered-table-cell table:number-columns-repeated="6" table:style-name="ce13"/>
          <table:table-cell table:number-columns-repeated="2"/>
          <table:table-cell table:formula="of:=COM.MICROSOFT.CONCAT([.$A23]; &quot; [&quot;; ROUND([.$C31]*100)/100; &quot; / &quot;; [.E24]; &quot;]&quot;)" office:value-type="string" office:string-value="山と食欲と私 (Manga) [2,5 / L25]" calcext:value-type="string">
            <text:p>山と食欲と私 (Manga) [2,5 / L25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5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25:.C29])" office:value-type="float" office:value="25" calcext:value-type="float">
            <text:p>25</text:p>
          </table:table-cell>
          <table:table-cell table:style-name="ce31" table:formula="of:=SUM([.D25:.D29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30]/[.D30]" office:value-type="float" office:value="2.5" calcext:value-type="float">
            <text:p>2.5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くま クマ 熊 ベアー</text:p>
          </table:table-cell>
          <table:covered-table-cell table:number-columns-repeated="6" table:style-name="ce13"/>
          <table:table-cell table:number-columns-repeated="2"/>
          <table:table-cell table:formula="of:=COM.MICROSOFT.CONCAT([.$A34]; &quot; [&quot;; ROUND([.$C42]*100)/100; &quot; / &quot;; [.E35]; &quot;]&quot;)" office:value-type="string" office:string-value="くま クマ 熊 ベアー [2,36 / L24]" calcext:value-type="string">
            <text:p>くま クマ 熊 ベアー [2,36 / L24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4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6:.C40])" office:value-type="float" office:value="33" calcext:value-type="float">
            <text:p>33</text:p>
          </table:table-cell>
          <table:table-cell table:style-name="ce31" table:formula="of:=SUM([.D36:.D40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41]/[.D41]" office:value-type="float" office:value="2.35714285714286" calcext:value-type="float">
            <text:p>2.36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天気の子</text:p>
          </table:table-cell>
          <table:covered-table-cell table:number-columns-repeated="6" table:style-name="ce13"/>
          <table:table-cell table:number-columns-repeated="2"/>
          <table:table-cell table:formula="of:=COM.MICROSOFT.CONCAT([.$A45]; &quot; [&quot;; ROUND([.$C53]*100)/100; &quot; / &quot;; [.E46]; &quot;]&quot;)" office:value-type="string" office:string-value="天気の子 [2,64 / L31]" calcext:value-type="string">
            <text:p>天気の子 [2,64 / L31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1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47:.C51])" office:value-type="float" office:value="29" calcext:value-type="float">
            <text:p>29</text:p>
          </table:table-cell>
          <table:table-cell table:style-name="ce31" table:formula="of:=SUM([.D47:.D51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52]/[.D52]" office:value-type="float" office:value="2.63636363636364" calcext:value-type="float">
            <text:p>2.64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ガイコツ書店員本田さん (Manga)</text:p>
          </table:table-cell>
          <table:covered-table-cell table:number-columns-repeated="6" table:style-name="ce13"/>
          <table:table-cell table:number-columns-repeated="2"/>
          <table:table-cell table:formula="of:=COM.MICROSOFT.CONCAT([.$A56]; &quot; [&quot;; ROUND([.$C64]*100)/100; &quot; / &quot;; [.E57]; &quot;]&quot;)" office:value-type="string" office:string-value="ガイコツ書店員本田さん (Manga) [2,45 / L24??]" calcext:value-type="string">
            <text:p>ガイコツ書店員本田さん (Manga) [2,45 / L24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4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58:.C62])" office:value-type="float" office:value="27" calcext:value-type="float">
            <text:p>27</text:p>
          </table:table-cell>
          <table:table-cell table:style-name="ce31" table:formula="of:=SUM([.D58:.D62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63]/[.D63]" office:value-type="float" office:value="2.45454545454545" calcext:value-type="float">
            <text:p>2.45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リング</text:p>
          </table:table-cell>
          <table:covered-table-cell table:number-columns-repeated="6" table:style-name="ce13"/>
          <table:table-cell table:number-columns-repeated="2"/>
          <table:table-cell table:formula="of:=COM.MICROSOFT.CONCAT([.$A67]; &quot; [&quot;; ROUND([.$C75]*100)/100; &quot; / &quot;; [.E68]; &quot;]&quot;)" office:value-type="string" office:string-value="リング [2,67 / L34]" calcext:value-type="string">
            <text:p>リング [2,67 / L34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4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69:.C73])" office:value-type="float" office:value="16" calcext:value-type="float">
            <text:p>16</text:p>
          </table:table-cell>
          <table:table-cell table:style-name="ce31" table:formula="of:=SUM([.D69:.D73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74]/[.D74]" office:value-type="float" office:value="2.66666666666667" calcext:value-type="float">
            <text:p>2.6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City (Manga)</text:p>
          </table:table-cell>
          <table:covered-table-cell table:number-columns-repeated="6" table:style-name="ce13"/>
          <table:table-cell table:number-columns-repeated="2"/>
          <table:table-cell table:formula="of:=COM.MICROSOFT.CONCAT([.$A78]; &quot; [&quot;; ROUND([.$C86]*100)/100; &quot; / &quot;; [.E79]; &quot;]&quot;)" office:value-type="string" office:string-value="City (Manga) [2,56 / L24??]" calcext:value-type="string">
            <text:p>City (Manga) [2,56 / L24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4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80:.C84])" office:value-type="float" office:value="23" calcext:value-type="float">
            <text:p>23</text:p>
          </table:table-cell>
          <table:table-cell table:style-name="ce31" table:formula="of:=SUM([.D80:.D84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5]/[.D85]" office:value-type="float" office:value="2.55555555555556" calcext:value-type="float">
            <text:p>2.56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TUGUMI</text:p>
          </table:table-cell>
          <table:covered-table-cell table:number-columns-repeated="6" table:style-name="ce13"/>
          <table:table-cell table:number-columns-repeated="2"/>
          <table:table-cell table:formula="of:=COM.MICROSOFT.CONCAT([.$A89]; &quot; [&quot;; ROUND([.$C97]*100)/100; &quot; / &quot;; [.E90]; &quot;]&quot;)" office:value-type="string" office:string-value="TUGUMI [2,5 / L30]" calcext:value-type="string">
            <text:p>TUGUMI [2,5 / L30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91:.C95])" office:value-type="float" office:value="15" calcext:value-type="float">
            <text:p>15</text:p>
          </table:table-cell>
          <table:table-cell table:style-name="ce31" table:formula="of:=SUM([.D91:.D9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96]/[.D96]" office:value-type="float" office:value="2.5" calcext:value-type="float">
            <text:p>2.5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Just Because!</text:p>
          </table:table-cell>
          <table:covered-table-cell table:number-columns-repeated="6" table:style-name="ce13"/>
          <table:table-cell table:number-columns-repeated="2"/>
          <table:table-cell table:formula="of:=COM.MICROSOFT.CONCAT([.$A100]; &quot; [&quot;; ROUND([.$C108]*100)/100; &quot; / &quot;; [.E101]; &quot;]&quot;)" office:value-type="string" office:string-value="Just Because! [2,17 / L30??]" calcext:value-type="string">
            <text:p>Just Because! [2,17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02:.C106])" office:value-type="float" office:value="13" calcext:value-type="float">
            <text:p>13</text:p>
          </table:table-cell>
          <table:table-cell table:style-name="ce31" table:formula="of:=SUM([.D102:.D106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07]/[.D107]" office:value-type="float" office:value="2.16666666666667" calcext:value-type="float">
            <text:p>2.1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<text:span text:style-name="T2">笑顔のたえない職場です。 (</text:span>Manga)</text:p>
          </table:table-cell>
          <table:covered-table-cell table:number-columns-repeated="6" table:style-name="ce13"/>
          <table:table-cell table:number-columns-repeated="2"/>
          <table:table-cell table:formula="of:=COM.MICROSOFT.CONCAT([.$A111]; &quot; [&quot;; ROUND([.$C119]*100)/100; &quot; / &quot;; [.E112]; &quot;]&quot;)" office:value-type="string" office:string-value="笑顔のたえない職場です。 (Manga) [2,83 / L29??]" calcext:value-type="string">
            <text:p>笑顔のたえない職場です。 (Manga) [2,83 / L29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9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13:.C117])" office:value-type="float" office:value="17" calcext:value-type="float">
            <text:p>17</text:p>
          </table:table-cell>
          <table:table-cell table:style-name="ce31" table:formula="of:=SUM([.D113:.D117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18]/[.D118]" office:value-type="float" office:value="2.83333333333333" calcext:value-type="float">
            <text:p>2.8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穴</text:p>
          </table:table-cell>
          <table:covered-table-cell table:number-columns-repeated="6" table:style-name="ce13"/>
          <table:table-cell table:number-columns-repeated="2"/>
          <table:table-cell table:formula="of:=COM.MICROSOFT.CONCAT([.$A122]; &quot; [&quot;; ROUND([.$C130]*100)/100; &quot; / &quot;; [.E123]; &quot;]&quot;)" office:value-type="string" office:string-value="穴 [2 / L38]" calcext:value-type="string">
            <text:p>穴 [2 / L38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8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24:.C128])" office:value-type="float" office:value="8" calcext:value-type="float">
            <text:p>8</text:p>
          </table:table-cell>
          <table:table-cell table:style-name="ce31" table:formula="of:=SUM([.D124:.D128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29]/[.D129]" office:value-type="float" office:value="2" calcext:value-type="float">
            <text:p>2.0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人質の朗読会</text:p>
          </table:table-cell>
          <table:covered-table-cell table:number-columns-repeated="6" table:style-name="ce13"/>
          <table:table-cell table:number-columns-repeated="2"/>
          <table:table-cell table:formula="of:=COM.MICROSOFT.CONCAT([.$A133]; &quot; [&quot;; ROUND([.$C141]*100)/100; &quot; / &quot;; [.E134]; &quot;]&quot;)" office:value-type="string" office:string-value="人質の朗読会 [2,43 / L30??]" calcext:value-type="string">
            <text:p>人質の朗読会 [2,43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35:.C139])" office:value-type="float" office:value="17" calcext:value-type="float">
            <text:p>17</text:p>
          </table:table-cell>
          <table:table-cell table:style-name="ce31" table:formula="of:=SUM([.D135:.D139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40]/[.D140]" office:value-type="float" office:value="2.42857142857143" calcext:value-type="float">
            <text:p>2.4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死にたいけどトッポッキは食べたい</text:p>
          </table:table-cell>
          <table:table-cell table:number-columns-repeated="8"/>
          <table:table-cell table:formula="of:=COM.MICROSOFT.CONCAT([.$A144]; &quot; [&quot;; ROUND([.$C152]*100)/100; &quot; / &quot;; [.E145]; &quot;]&quot;)" office:value-type="string" office:string-value="死にたいけどトッポッキは食べたい [2,75 / L30??]" calcext:value-type="string">
            <text:p>死にたいけどトッポッキは食べたい [2,75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6:.C150])" office:value-type="float" office:value="11" calcext:value-type="float">
            <text:p>11</text:p>
          </table:table-cell>
          <table:table-cell table:style-name="ce31" table:formula="of:=SUM([.D146:.D150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51]/[.D151]" office:value-type="float" office:value="2.75" calcext:value-type="float">
            <text:p>2.75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Spy x Family (Manga)</text:p>
          </table:table-cell>
          <table:covered-table-cell table:number-columns-repeated="6" table:style-name="ce13"/>
          <table:table-cell table:number-columns-repeated="2"/>
          <table:table-cell table:formula="of:=COM.MICROSOFT.CONCAT([.$A155]; &quot; [&quot;; ROUND([.$C163]*100)/100; &quot; / &quot;; [.E156]; &quot;]&quot;)" office:value-type="string" office:string-value="Spy x Family (Manga) [2,75 / L30]" calcext:value-type="string">
            <text:p>Spy x Family (Manga) [2,75 / L30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57:.C161])" office:value-type="float" office:value="11" calcext:value-type="float">
            <text:p>11</text:p>
          </table:table-cell>
          <table:table-cell table:style-name="ce31" table:formula="of:=SUM([.D157:.D161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62]/[.D162]" office:value-type="float" office:value="2.75" calcext:value-type="float">
            <text:p>2.75</text:p>
          </table:table-cell>
          <table:table-cell table:style-name="ce31"/>
          <table:table-cell table:number-columns-repeated="1020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e" table:style-name="ta1">
        <table:table-column table:style-name="co2" table:number-columns-repeated="8" table:default-cell-style-name="ce13"/>
        <table:table-column table:style-name="co2" table:default-cell-style-name="ce27"/>
        <table:table-column table:style-name="co2" table:default-cell-style-name="ce33"/>
        <table:table-column table:style-name="co2" table:number-columns-repeated="1014" table:default-cell-style-name="ce13"/>
        <table:table-row table:style-name="ro1">
          <table:table-cell table:style-name="ce19" office:value-type="string" calcext:value-type="string" table:number-columns-spanned="4" table:number-rows-spanned="1">
            <text:p>Konbini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Konbini [2,93]" calcext:value-type="string">
            <text:p>Konbini [2,93]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Factor</text:p>
          </table:table-cell>
          <table:table-cell table:style-name="ce7" office:value-type="string" calcext:value-type="string">
            <text:p>Weighted</text:p>
          </table:table-cell>
          <table:table-cell table:style-name="ce7" office:value-type="string" calcext:value-type="string">
            <text:p>Count</text:p>
          </table:table-cell>
          <table:table-cell table:style-name="ce7" table:number-columns-repeated="4"/>
          <table:table-cell table:style-name="ce28"/>
          <table:table-cell table:style-name="ce37"/>
          <table:table-cell table:style-name="ce7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Sum</text:p>
          </table:table-cell>
          <table:table-cell table:style-name="ce25" table:formula="of:=SUM([.C3:.C7])" office:value-type="float" office:value="44" calcext:value-type="float">
            <text:p>44</text:p>
          </table:table-cell>
          <table:table-cell table:style-name="ce25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Average</text:p>
          </table:table-cell>
          <table:table-cell table:style-name="ce26" table:formula="of:=[.C8]/[.D8]" office:value-type="float" office:value="2.93333333333333" calcext:value-type="float">
            <text:p>2.93</text:p>
          </table:table-cell>
          <table:table-cell table:style-name="ce2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Hakase</text:p>
          </table:table-cell>
          <table:covered-table-cell table:number-columns-repeated="3"/>
          <table:table-cell table:number-columns-repeated="5"/>
          <table:table-cell table:formula="of:=COM.MICROSOFT.CONCAT([.$A12]; &quot; [&quot;; ROUND([.$C20]*100)/100; &quot;]&quot;)" office:value-type="string" office:string-value="Hakase [3]" calcext:value-type="string">
            <text:p>Hakase [3]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Factor</text:p>
          </table:table-cell>
          <table:table-cell table:style-name="ce7" office:value-type="string" calcext:value-type="string">
            <text:p>Weighted</text:p>
          </table:table-cell>
          <table:table-cell table:style-name="ce7" office:value-type="string" calcext:value-type="string">
            <text:p>Count</text:p>
          </table:table-cell>
          <table:table-cell table:style-name="ce7" table:number-columns-repeated="4"/>
          <table:table-cell table:style-name="ce28"/>
          <table:table-cell table:style-name="ce37"/>
          <table:table-cell table:style-name="ce7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Sum</text:p>
          </table:table-cell>
          <table:table-cell table:style-name="ce25" table:formula="of:=SUM([.C14:.C18])" office:value-type="float" office:value="39" calcext:value-type="float">
            <text:p>39</text:p>
          </table:table-cell>
          <table:table-cell table:style-name="ce25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Average</text:p>
          </table:table-cell>
          <table:table-cell table:style-name="ce26" table:formula="of:=[.C19]/[.D19]" office:value-type="float" office:value="3" calcext:value-type="float">
            <text:p>3.00</text:p>
          </table:table-cell>
          <table:table-cell table:style-name="ce2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Your Name</text:p>
          </table:table-cell>
          <table:covered-table-cell table:number-columns-repeated="3"/>
          <table:table-cell table:number-columns-repeated="5"/>
          <table:table-cell table:formula="of:=COM.MICROSOFT.CONCAT([.$A23]; &quot; [&quot;; ROUND([.$C31]*100)/100; &quot;]&quot;)" office:value-type="string" office:string-value="Your Name [3,38]" calcext:value-type="string">
            <text:p>Your Name [3,38]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Factor</text:p>
          </table:table-cell>
          <table:table-cell table:style-name="ce7" office:value-type="string" calcext:value-type="string">
            <text:p>Weighted</text:p>
          </table:table-cell>
          <table:table-cell table:style-name="ce7" office:value-type="string" calcext:value-type="string">
            <text:p>Count</text:p>
          </table:table-cell>
          <table:table-cell table:style-name="ce7" table:number-columns-repeated="4"/>
          <table:table-cell table:style-name="ce28"/>
          <table:table-cell table:style-name="ce37"/>
          <table:table-cell table:style-name="ce7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Sum</text:p>
          </table:table-cell>
          <table:table-cell table:style-name="ce25" table:formula="of:=SUM([.C25:.C29])" office:value-type="float" office:value="125" calcext:value-type="float">
            <text:p>125</text:p>
          </table:table-cell>
          <table:table-cell table:style-name="ce25" table:formula="of:=SUM([.D25:.D29])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Average</text:p>
          </table:table-cell>
          <table:table-cell table:style-name="ce26" table:formula="of:=[.C30]/[.D30]" office:value-type="float" office:value="3.37837837837838" calcext:value-type="float">
            <text:p>3.38</text:p>
          </table:table-cell>
          <table:table-cell table:style-name="ce2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.00.0000</text:date>, <text:time style:data-style-name="N2" text:time-value="08:17:42.9052077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2-07-14T14:55:44.747603691</dc:date>
    <meta:editing-duration>P7DT10H5M52S</meta:editing-duration>
    <meta:editing-cycles>52</meta:editing-cycles>
    <meta:generator>LibreOffice/7.2.4.1$MacOSX_AARCH64 LibreOffice_project/27d75539669ac387bb498e35313b970b7fe9c4f9</meta:generator>
    <meta:document-statistic meta:table-count="3" meta:cell-count="971" meta:object-count="0"/>
  </office:meta>
</office:document-meta>
</file>